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ettings.xml" manifest:media-type="text/xml"/>
  <manifest:file-entry manifest:full-path="meta.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formx="urn:openoffice:names:experimental:ooxml-odf-interop:xmlns:form: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scripts/>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Heading_20_1">
      <style:paragraph-properties fo:line-height="150%"/>
    </style:style>
    <style:style style:name="P2" style:family="paragraph" style:parent-style-name="Text_20_body" style:list-style-name="L1">
      <style:paragraph-properties fo:margin-top="0cm" fo:margin-bottom="0cm" style:contextual-spacing="false"/>
    </style:style>
    <style:style style:name="P3" style:family="paragraph" style:parent-style-name="Text_20_body" style:list-style-name="L1"/>
    <style:style style:name="P4" style:family="paragraph" style:parent-style-name="Text_20_body">
      <style:paragraph-properties fo:margin-top="0cm" fo:margin-bottom="0cm" style:contextual-spacing="false"/>
    </style:style>
    <style:style style:name="P5" style:family="paragraph" style:parent-style-name="Preformatted_20_Text">
      <style:paragraph-properties fo:margin-left="0cm" fo:margin-right="0cm" fo:margin-top="0cm" fo:margin-bottom="0.499cm" style:contextual-spacing="false" fo:text-indent="0cm" style:auto-text-indent="false" style:writing-mode="lr-tb"/>
    </style:style>
    <style:style style:name="P6" style:family="paragraph" style:parent-style-name="Text_20_body" style:list-style-name="L2">
      <style:paragraph-properties fo:margin-top="0cm" fo:margin-bottom="0cm" style:contextual-spacing="false"/>
    </style:style>
    <style:style style:name="P7" style:family="paragraph" style:parent-style-name="Quotations" style:list-style-name="L2"/>
    <style:style style:name="P8" style:family="paragraph" style:parent-style-name="Text_20_body" style:list-style-name="L3">
      <style:paragraph-properties fo:margin-top="0cm" fo:margin-bottom="0cm" style:contextual-spacing="false"/>
    </style:style>
    <style:style style:name="P9" style:family="paragraph" style:parent-style-name="Text_20_body" style:list-style-name="L3"/>
    <style:style style:name="P10" style:family="paragraph" style:parent-style-name="Text_20_body" style:list-style-name="L4">
      <style:paragraph-properties fo:margin-top="0cm" fo:margin-bottom="0cm" style:contextual-spacing="false"/>
    </style:style>
    <style:style style:name="P11" style:family="paragraph" style:parent-style-name="Text_20_body" style:list-style-name="L4"/>
    <style:style style:name="P12" style:family="paragraph" style:parent-style-name="Text_20_body" style:list-style-name="L5">
      <style:paragraph-properties fo:margin-top="0cm" fo:margin-bottom="0cm" style:contextual-spacing="false"/>
    </style:style>
    <style:style style:name="P13" style:family="paragraph" style:parent-style-name="Text_20_body" style:list-style-name="L5"/>
    <style:style style:name="P14" style:family="paragraph" style:parent-style-name="Text_20_body" style:list-style-name="L6"/>
    <style:style style:name="P15" style:family="paragraph" style:parent-style-name="Text_20_body" style:list-style-name="L7">
      <style:paragraph-properties fo:margin-top="0cm" fo:margin-bottom="0cm" style:contextual-spacing="false"/>
    </style:style>
    <style:style style:name="P16" style:family="paragraph" style:parent-style-name="Text_20_body" style:list-style-name="L7"/>
    <style:style style:name="P17" style:family="paragraph" style:parent-style-name="Text_20_body" style:list-style-name="L8"/>
    <style:style style:name="P18" style:family="paragraph" style:parent-style-name="Text_20_body" style:list-style-name="L8">
      <style:paragraph-properties fo:margin-top="0cm" fo:margin-bottom="0cm" style:contextual-spacing="false"/>
    </style:style>
    <style:style style:name="P19" style:family="paragraph" style:parent-style-name="Text_20_body">
      <style:paragraph-properties fo:line-height="150%"/>
    </style:style>
    <style:style style:name="P20" style:family="paragraph" style:parent-style-name="Heading_20_1">
      <style:paragraph-properties fo:line-height="150%" fo:break-before="page"/>
      <style:text-properties officeooo:rsid="00154c88" officeooo:paragraph-rsid="00154c88"/>
    </style:style>
    <style:style style:name="P21" style:family="paragraph" style:parent-style-name="Heading_20_3">
      <style:paragraph-properties fo:line-height="150%"/>
    </style:style>
    <style:style style:name="P22" style:family="paragraph" style:parent-style-name="Text_20_body">
      <style:paragraph-properties fo:margin-top="0cm" fo:margin-bottom="0cm" style:contextual-spacing="false" fo:line-height="150%"/>
    </style:style>
    <style:style style:name="P23" style:family="paragraph" style:parent-style-name="Text_20_body" style:list-style-name="L9">
      <style:paragraph-properties fo:margin-top="0cm" fo:margin-bottom="0cm" style:contextual-spacing="false" fo:line-height="150%"/>
    </style:style>
    <style:style style:name="P24" style:family="paragraph" style:parent-style-name="Text_20_body" style:list-style-name="L9">
      <style:paragraph-properties fo:line-height="150%"/>
    </style:style>
    <style:style style:name="P25" style:family="paragraph" style:parent-style-name="Heading_20_3">
      <style:paragraph-properties fo:line-height="150%"/>
      <style:text-properties officeooo:rsid="00154c88" officeooo:paragraph-rsid="00154c88"/>
    </style:style>
    <style:style style:name="P26" style:family="paragraph" style:parent-style-name="Text_20_body" style:list-style-name="L10">
      <style:paragraph-properties fo:margin-top="0cm" fo:margin-bottom="0cm" style:contextual-spacing="false" fo:line-height="150%"/>
    </style:style>
    <style:style style:name="P27" style:family="paragraph" style:parent-style-name="Text_20_body" style:list-style-name="L10">
      <style:paragraph-properties fo:line-height="150%"/>
    </style:style>
    <style:style style:name="P28" style:family="paragraph" style:parent-style-name="Standard">
      <style:paragraph-properties fo:line-height="150%"/>
    </style:style>
    <style:style style:name="T1" style:family="text">
      <style:text-properties fo:language="en" fo:country="US"/>
    </style:style>
    <style:style style:name="T2" style:family="text">
      <style:text-properties officeooo:rsid="0012e3c7"/>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LiDAR-driven Canopy Height and Biomass Estimation in Eifel National Park (QGIS on Mac)</text:h>
      <text:p text:style-name="Text_20_body">This step-by-step guide will walk you through using <text:span text:style-name="Strong_20_Emphasis">QGIS on Mac</text:span> to estimate forest canopy height and biomass in <text:span text:style-name="Strong_20_Emphasis">Eifel National Park</text:span>. We will use open LiDAR data to create a Canopy Height Model (CHM) and derive an approximate biomass distribution. The guide covers data sources, the QGIS workflow (from data download to map output), performance tips for large datasets, and interpretation of results. Each section breaks down tasks into manageable steps with explanations, so even beginners can follow along.</text:p>
      <text:h text:style-name="Heading_20_2" text:outline-level="2">1. Data Sources &amp; Download Links</text:h>
      <text:p text:style-name="Text_20_body">To get started, gather the following geospatial datasets for the Eifel National Park area:</text:p>
      <text:list text:style-name="L1">
        <text:list-item>
          <text:p text:style-name="P2"><text:span text:style-name="Strong_20_Emphasis">LiDAR Elevation Data (DSM &amp; DTM)</text:span> – High-resolution LiDAR-based elevation models are available as open data for North Rhine-Westphalia (NRW). The state’s open data portal <text:span text:style-name="Strong_20_Emphasis">OpenNRW</text:span> provides <text:span text:style-name="Strong_20_Emphasis">Digital Terrain Models (DTM)</text:span> (German: DGM) and <text:span text:style-name="Strong_20_Emphasis">Digital Surface Models (DSM)</text:span> (German: DOM) derived from LiDAR for the entire state​</text:p>
          <text:p text:style-name="P2"><text:a xlink:type="simple" xlink:href="https://rapidlasso.de/nrw-open-lidar-download-compression-viewing/#:~:text=This%20is%20the%20first%20part,from%20these%20two%20download%20pages" office:target-frame-name="_blank" xlink:show="new" text:style-name="Internet_20_link" text:visited-style-name="Visited_20_Internet_20_Link">rapidlasso.de</text:a></text:p>
          <text:p text:style-name="P2">. For Eifel National Park, which lies in NRW, you can download the relevant 1m resolution DTM and DSM tiles from the OpenGeodata.NRW portal or use their Download Client to select tiles covering the park​</text:p>
          <text:p text:style-name="P2"><text:a xlink:type="simple" xlink:href="https://www.opengeodata.nrw.de/produkte/geobasis/hm/dgm1_tiff#:~:text=Hinweis%3A%20Lassen%20Sie%20sich%20diese,für%20ein%20beliebiges%20Wunschgebiet%20zusammenstellen" office:target-frame-name="_blank" xlink:show="new" text:style-name="Internet_20_link" text:visited-style-name="Visited_20_Internet_20_Link">opengeodata.nrw.de</text:a></text:p>
          <text:p text:style-name="P3">. <text:span text:style-name="Emphasis">(Alternative:</text:span> If local LiDAR data is hard to obtain, you may consider global elevation datasets via <text:span text:style-name="Strong_20_Emphasis">OpenTopography</text:span> or others, but these will be lower resolution. NRW’s open LiDAR is high-resolution and ideal for canopy analysis.)*</text:p>
        </text:list-item>
        <text:list-item>
          <text:p text:style-name="P2"><text:span text:style-name="Strong_20_Emphasis">Boundary Data (Eifel National Park)</text:span> – We need the park boundary to clip data and for mapping. One option is <text:span text:style-name="Strong_20_Emphasis">OpenStreetMap (OSM)</text:span>, which contains an outline of Eifel National Park (as a relation). You can download OSM data extracts from Geofabrik – Geofabrik provides free OSM data extracts for regions​</text:p>
          <text:p text:style-name="P2"><text:a xlink:type="simple" xlink:href="https://www.geofabrik.de/data/download.html#:~:text=Our%20download%20server%20at%20https%3A%2F%2Fdownload,dataset%20available%20for%20free%20download" office:target-frame-name="_blank" xlink:show="new" text:style-name="Internet_20_link" text:visited-style-name="Visited_20_Internet_20_Link">geofabrik.de</text:a></text:p>
          <text:p text:style-name="P2">. For example, the “Germany/Nordrhein-Westfalen” extract will include the park boundary and other features. Another approach is to use the <text:span text:style-name="Strong_20_Emphasis">QuickOSM</text:span> plugin in QGIS to query OSM for the boundary (e.g., by name or tags: <text:span text:style-name="Source_20_Text">boundary=national_park</text:span> and <text:span text:style-name="Source_20_Text">name=Nationalpark Eifel</text:span>). The official NRW geodata portal (LANUV) also offers protected area shapefiles (INSPIRE dataset for “Nationalpark”) which includes the Eifel NP boundary as open data​</text:p>
          <text:p text:style-name="P2"><text:a xlink:type="simple" xlink:href="https://www.gis-rest.nrw.de/atomFeed/rest/atom/868aa994-ac2d-4bf1-9aeb-c0597a76c2db.html#:~:text=Verfügbare%20Downloads%3A" office:target-frame-name="_blank" xlink:show="new" text:style-name="Internet_20_link" text:visited-style-name="Visited_20_Internet_20_Link">gis-rest.nrw.de</text:a></text:p>
          <text:p text:style-name="P3">. Use whichever method is comfortable to obtain a polygon of the park boundary.</text:p>
        </text:list-item>
        <text:list-item>
          <text:p text:style-name="P2"><text:soft-page-break/><text:span text:style-name="Strong_20_Emphasis">Road Network Data</text:span> – To add context to our map, you may include roads or trails in and around the park. The easiest source is again <text:span text:style-name="Strong_20_Emphasis">OpenStreetMap</text:span>. You can download roads from the Geofabrik extract (they provide layered shapefiles, e.g., a <text:span text:style-name="Source_20_Text">gis_osm_roads</text:span> layer for NRW). OSM is a free, community-maintained map database​</text:p>
          <text:p text:style-name="P2"><text:a xlink:type="simple" xlink:href="https://en.wikipedia.org/wiki/OpenStreetMap#:~:text=OpenStreetMap%20,of%20volunteers%20via%20open%20collaboration" office:target-frame-name="_blank" xlink:show="new" text:style-name="Internet_20_link" text:visited-style-name="Visited_20_Internet_20_Link">en.wikipedia.org</text:a></text:p>
          <text:p text:style-name="P3">, so data like roads and trails in the park are openly available. In QGIS, you could also use QuickOSM to fetch roads by filtering for <text:span text:style-name="Source_20_Text">highway=*</text:span> within the park area. Alternatively, the NRW open data portal might have official road datasets, but OSM data is usually sufficient and easier to obtain.</text:p>
        </text:list-item>
        <text:list-item>
          <text:p text:style-name="P2"><text:span text:style-name="Strong_20_Emphasis">Satellite Data (Sentinel-2 for land cover/NDVI)</text:span> – <text:span text:style-name="Emphasis">Optional:</text:span> Sentinel-2 multispectral imagery can help distinguish forest from non-forest and assess vegetation health. You can download Sentinel-2 images (Level-1C or Level-2A) for the Eifel region from the <text:span text:style-name="Strong_20_Emphasis">Copernicus Open Access Hub</text:span> after creating a free account​</text:p>
          <text:p text:style-name="P2"><text:a xlink:type="simple" xlink:href="https://yceo.yale.edu/where-can-i-get-sentinel-2-data#:~:text=register%20for%20free%20access%20to,prior%20to%20searching%20for%20data" office:target-frame-name="_blank" xlink:show="new" text:style-name="Internet_20_link" text:visited-style-name="Visited_20_Internet_20_Link">yceo.yale.edu</text:a></text:p>
          <text:p text:style-name="P2">. Each Sentinel-2 tile is ~100 km&lt;sup&gt;2&lt;/sup&gt; and around 1–2 GB; you’ll likely need the tile covering the park (e.g., tile T32ULU or adjacent, depending on UTM zone). You might prefer using the <text:span text:style-name="Strong_20_Emphasis">USGS EarthExplorer</text:span> or the new Copernicus Data Space web portal, which allow selecting smaller areas or pre-cut 100×100 km tiles​</text:p>
          <text:p text:style-name="P2"><text:a xlink:type="simple" xlink:href="https://yceo.yale.edu/where-can-i-get-sentinel-2-data#:~:text=Recommended%20Site%3A%20The%20USGS%20distributes,gov" office:target-frame-name="_blank" xlink:show="new" text:style-name="Internet_20_link" text:visited-style-name="Visited_20_Internet_20_Link">yceo.yale.edu</text:a></text:p>
          <text:p text:style-name="P3">. In QGIS, the <text:span text:style-name="Strong_20_Emphasis">Semi-Automatic Classification Plugin (SCP)</text:span> can directly fetch Sentinel-2 imagery by tile and date. We will use Sentinel-2 primarily to compute <text:span text:style-name="Strong_20_Emphasis">NDVI</text:span> (Normalized Difference Vegetation Index) as a proxy for live vegetation. (Alternatively, advanced users could use <text:span text:style-name="Strong_20_Emphasis">Google Earth Engine (GEE)</text:span> to retrieve Sentinel-2 NDVI or even global canopy height products, but here we’ll focus on using QGIS plugins.)</text:p>
        </text:list-item>
      </text:list>
      <text:p text:style-name="Text_20_body">Once you have these datasets ready (LiDAR DSM/DTM, park boundary, roads, and optionally Sentinel-2 images), we can move on to processing them in QGIS.</text:p>
      <text:h text:style-name="Heading_20_2" text:outline-level="2">2. Step-by-Step QGIS Workflow</text:h>
      <text:p text:style-name="Text_20_body">Now we’ll go through the workflow in QGIS, from preparing the LiDAR data to generating a canopy height model, estimating biomass, and visualizing the results. Ensure QGIS is installed on your Mac (the latest QGIS 3.x version) and that you have installed any needed plugins (we’ll mention plugins like QuickOSM or SCP when relevant).</text:p>
      <text:h text:style-name="Heading_20_3" text:outline-level="3">2.1 Downloading and Preparing DSM/DTM in QGIS</text:h>
      <text:p text:style-name="Text_20_body"><text:span text:style-name="Strong_20_Emphasis">Step 2.1.1: Import the LiDAR DSM and DTM.</text:span> After downloading the DTM (bare earth) and DSM (surface including trees/buildings) for the park area, you should have them as raster files (e.g., GeoTIFF or ASCII grid for each tile). In QGIS, go to <text:span text:style-name="Strong_20_Emphasis">Layer &gt; Add Layer &gt; Add Raster Layer...</text:span> and load the DSM and DTM files. They may appear as grayscale elevation rasters. It’s helpful to rename the layers in QGIS (e.g., “Eifel_DSM” and “Eifel_DTM”) for clarity. If the data came as many small tiles, you can create a single mosaic: use <text:span text:style-name="Strong_20_Emphasis">Raster &gt; Miscellaneous &gt; Merge</text:span> to merge tiles for DSM (and similarly for DTM). The result will be two large rasters – one of ground elevation, one of surface elevation – covering the park and surrounding region.</text:p>
      <text:p text:style-name="P4"><text:soft-page-break/><text:span text:style-name="Strong_20_Emphasis">Step 2.1.2: Reproject/Align if necessary.</text:span> The NRW LiDAR data is typically in <text:span text:style-name="Strong_20_Emphasis">ETRS89 / UTM zone 32N</text:span> (EPSG:25832) projection​</text:p>
      <text:p text:style-name="P4"><text:a xlink:type="simple" xlink:href="https://rapidlasso.de/nrw-open-lidar-download-compression-viewing/#:~:text=The%20DGM%20file and%20the%20DOM,two%20decimal%20digits" office:target-frame-name="_blank" xlink:show="new" text:style-name="Internet_20_link" text:visited-style-name="Visited_20_Internet_20_Link">rapidlasso.de</text:a></text:p>
      <text:p text:style-name="Text_20_body">. Confirm the coordinate reference system (CRS) of the DSM/DTM layers (shown in QGIS layer properties). Set the QGIS project CRS to match (so calculations are correct). The DSM and DTM should already align (same resolution and origin). If not, you may resample one to match the other using <text:span text:style-name="Strong_20_Emphasis">Raster &gt; Projections &gt; Align Rasters</text:span>. In most cases with official data, this won’t be needed.</text:p>
      <text:p text:style-name="Text_20_body"><text:span text:style-name="Strong_20_Emphasis">Step 2.1.3: Clip rasters to the park boundary.</text:span> The full DSM/DTM might cover a large area beyond the park. Clipping to our area of interest will reduce processing load. First, add the park boundary polygon (e.g., the OSM or official shapefile) to QGIS (Layer &gt; Add Vector Layer...). Verify its CRS and if needed, reproject it to match the DSM/DTM (you can do <text:span text:style-name="Strong_20_Emphasis">Export &gt; Save Features As...</text:span> to a new file with EPSG:25832, or enable “on-the-fly” CRS transform in QGIS). To clip, use the <text:span text:style-name="Strong_20_Emphasis">Raster &gt; Extraction &gt; Clip Raster by Mask Layer</text:span> tool. Select the DSM as the input raster and the park boundary layer as the mask. Check “Match extent to mask” and save the output (e.g., “DSM_Eifel_clip.tif”). Repeat for the DTM. You should get DSM and DTM rasters cropped tightly around the national park. Add the clipped rasters into QGIS and remove or hide the original full layers to avoid confusion.</text:p>
      <text:h text:style-name="Heading_20_3" text:outline-level="3">2.2 Creating a Canopy Height Model (CHM)</text:h>
      <text:p text:style-name="P4">Now we create the <text:span text:style-name="Strong_20_Emphasis">Canopy Height Model (CHM)</text:span>, which represents the height of vegetation (and structures) above ground. The CHM is simply the difference between the DSM and DTM: <text:span text:style-name="Strong_20_Emphasis">CHM = DSM – DTM</text:span>​</text:p>
      <text:p text:style-name="P4"><text:a xlink:type="simple" xlink:href="https://gis.stackexchange.com/questions/65809/canopy-height-model-of-lidar-data-in-qgis#:~:text=Within%20the%20raster%20calculator%20plugin,would%20be%20just%20the%20canopy" office:target-frame-name="_blank" xlink:show="new" text:style-name="Internet_20_link" text:visited-style-name="Visited_20_Internet_20_Link">gis.stackexchange.com</text:a></text:p>
      <text:p text:style-name="Text_20_body">. This subtraction will remove the ground elevation, leaving only the height of objects (trees, buildings) on top of the ground.</text:p>
      <text:p text:style-name="Text_20_body"><text:span text:style-name="Strong_20_Emphasis">Step 2.2.1: Open the Raster Calculator.</text:span> In QGIS, go to <text:span text:style-name="Strong_20_Emphasis">Raster &gt; Raster Calculator</text:span>. In the calculator expression field, build the expression to subtract the two rasters. For example, if your layers are named “DSM_Eifel_clip” and “DTM_Eifel_clip”, the expression would be:</text:p>
      <text:p text:style-name="Preformatted_20_Text">perl</text:p>
      <text:p text:style-name="Preformatted_20_Text">KopierenBearbeiten</text:p>
      <text:p text:style-name="P5"><text:span text:style-name="Source_20_Text">"DSM_Eifel_clip@1" - "DTM_Eifel_clip@1"</text:span></text:p>
      <text:p text:style-name="Text_20_body">(The “@1” denotes the first band of those rasters). Choose an output file path (e.g., chm_eifel.tif) and set the output CRS to the same as inputs. Click <text:span text:style-name="Strong_20_Emphasis">OK</text:span> to run. QGIS will create the new raster layer for CHM.</text:p>
      <text:p text:style-name="Text_20_body"><text:span text:style-name="Strong_20_Emphasis">Step 2.2.2: Verify the CHM results.</text:span> Add the resulting CHM layer to the project (if not added automatically). The CHM pixel values should represent tree heights. Zoom in and use the <text:span text:style-name="Strong_20_Emphasis">Identify</text:span> tool on a few pixels: in forested areas, you’ll see heights like 10, 20, or 30 (in meters) corresponding to tree canopy. Open areas (fields or water) and roads should have CHM values near 0 (since DSM ≈ DTM where no tall vegetation). If you encounter negative values (which can happen due to minor mismatches or interpolation differences), you can treat those as 0 (since negative canopy height is not physical). You could correct this by a simple reclassification (we will handle that in the next step).</text:p>
      <text:p text:style-name="P4"><text:soft-page-break/>At this point, you have a Canopy Height Model for Eifel National Park. Essentially, this raster highlights where tall trees are: higher pixel values = taller vegetation. <text:span text:style-name="Emphasis">For example, in the figure below, an example CHM is shown – white areas have zero height (no canopy) and the colored areas show tree heights above ground.</text:span>​</text:p>
      <text:p text:style-name="Text_20_body"><draw:frame draw:style-name="fr1" draw:name="Image1" text:anchor-type="as-char" svg:width="2cm" svg:height="1cm" draw:z-index="0"><draw:image xlink:href="blob:https://chatgpt.com/b5c385e3-f21e-44fa-80f4-c1382ae7f722" xlink:type="simple" xlink:show="embed" xlink:actuate="onLoad"/><svg:title>https://www.earthdatascience.org/courses/earth-analytics/lidar-raster-data-r/lidar-chm-dem-dsm/</svg:title></draw:frame></text:p>
      <text:p text:style-name="P4"><draw:frame draw:style-name="fr1" draw:name="Image2" text:anchor-type="as-char" svg:width="2cm" svg:height="1cm" draw:z-index="1"><draw:image xlink:href="blob:https://chatgpt.com/ce2147e6-bfe2-4aa0-aadb-719d32aa8fd4" xlink:type="simple" xlink:show="embed" xlink:actuate="onLoad"/><svg:title>https://www.earthdatascience.org/courses/earth-analytics/lidar-raster-data-r/lidar-chm-dem-dsm/</svg:title></draw:frame></text:p>
      <text:p text:style-name="P4"><text:span text:style-name="Emphasis">Example of a Canopy Height Model (CHM) derived from LiDAR. Lighter areas indicate higher tree canopies (values in meters). White or gray areas have no tall vegetation (CHM ~ 0). The CHM is computed as DSM minus DTM​</text:span></text:p>
      <text:p text:style-name="P4"><text:a xlink:type="simple" xlink:href="https://gis.stackexchange.com/questions/65809/canopy-height-model-of-lidar-data-in-qgis#:~:text=Within%20the%20raster%20calculator%20plugin,would%20be%20just%20the%20canopy" office:target-frame-name="_blank" xlink:show="new" text:style-name="Internet_20_link" text:visited-style-name="Visited_20_Internet_20_Link"><text:span text:style-name="Emphasis">gis.stackexchange.com</text:span></text:a></text:p>
      <text:p text:style-name="Text_20_body"><text:span text:style-name="Emphasis">, effectively mapping tree height across the landscape.</text:span></text:p>
      <text:h text:style-name="Heading_20_3" text:outline-level="3">2.3 Biomass Estimation from Canopy Heights</text:h>
      <text:p text:style-name="P4">Estimating biomass from LiDAR height data can range from simple approximations to complex allometric models. In scientific practice, <text:span text:style-name="Strong_20_Emphasis">allometric equations</text:span> are used to relate tree measurements (height, trunk diameter, wood density) to biomass​</text:p>
      <text:p text:style-name="P4"><text:a xlink:type="simple" xlink:href="https://carbonplan.org/blog/open-lidar-biomass#:~:text=impractical%20to%20do%20systematically%20in,time%20consuming%20and%20labor%20intensive" office:target-frame-name="_blank" xlink:show="new" text:style-name="Internet_20_link" text:visited-style-name="Visited_20_Internet_20_Link">carbonplan.org</text:a></text:p>
      <text:p text:style-name="Text_20_body">. Without detailed field data, we will use a <text:span text:style-name="Strong_20_Emphasis">simplified classification approach</text:span>: we’ll categorize canopy heights into classes and assign an indicative biomass density to each class. This will give us a <text:span text:style-name="Strong_20_Emphasis">biomass map</text:span> that highlights areas of low, medium, or high forest biomass.</text:p>
      <text:p text:style-name="Text_20_body"><text:span text:style-name="Strong_20_Emphasis">Step 2.3.1: Classify canopy heights by range.</text:span> Examine the CHM’s range of values (you can use the layer’s statistics or the Identify tool). Suppose the heights in Eifel NP range from 0 up to ~30 meters (common for mature temperate forests). We can define height classes such as:</text:p>
      <text:list text:style-name="L2">
        <text:list-item>
          <text:p text:style-name="P6">0–5 m (no or very low vegetation: grass/shrubs) – <text:span text:style-name="Strong_20_Emphasis">Low biomass</text:span> </text:p>
        </text:list-item>
        <text:list-item>
          <text:p text:style-name="P6">5–15 m (young or regenerating forest) – <text:span text:style-name="Strong_20_Emphasis">Moderate biomass</text:span> </text:p>
        </text:list-item>
        <text:list-item>
          <text:p text:style-name="P7">15 m (mature forest canopy) – <text:span text:style-name="Strong_20_Emphasis">High biomass</text:span></text:p>
        </text:list-item>
      </text:list>
      <text:p text:style-name="Text_20_body">Feel free to refine the thresholds (for instance, you might use 0–5, 5–10, 10–20, &gt;20 m with more classes if needed). Now we’ll create a new raster or vector that indicates these classes. There are multiple ways:</text:p>
      <text:list text:style-name="L3">
        <text:list-item>
          <text:p text:style-name="P8"><text:span text:style-name="Emphasis">Raster reclassification:</text:span> Use <text:span text:style-name="Strong_20_Emphasis">Raster &gt; Analysis &gt; Reclassify by Table</text:span> (from GDAL) or the <text:span text:style-name="Strong_20_Emphasis">Raster Calculator</text:span> with conditional expressions. For example, in Raster Calculator you can use an expression combining logical tests. QGIS represents true/false as 1/0, so an expression like <text:span text:style-name="Source_20_Text">("chm_eifel@1" &gt; 15) * 3 + ("chm_eifel@1" &gt; 5 AND "chm_eifel@1" &lt;= 15) * 2 + ("chm_eifel@1" &lt;= 5) * 1</text:span> would assign 3 for high, 2 for moderate, 1 for low. (This expression uses 1/0 booleans to build class codes; it’s a bit advanced – alternatively, use the interactive Reclassify tool to map ranges to new values.) </text:p>
        </text:list-item>
        <text:list-item>
          <text:p text:style-name="P9"><text:span text:style-name="Emphasis">Vector conversion:</text:span> Another approach is to convert the CHM to polygons by contour or threshold and then classify, but that’s more involved and not needed here. </text:p>
        </text:list-item>
      </text:list>
      <text:p text:style-name="Text_20_body"><text:soft-page-break/>For simplicity, let’s say we produced a <text:span text:style-name="Strong_20_Emphasis">Biomass Class raster</text:span> where pixel values 1=low, 2=moderate, 3=high biomass zones.</text:p>
      <text:p text:style-name="Text_20_body"><text:span text:style-name="Strong_20_Emphasis">Step 2.3.2 (Optional): Assign biomass density values.</text:span> If you want a more quantitative estimate (e.g., tons of biomass per hectare), you can assign an approximate value to each class. For example, suppose typically:</text:p>
      <text:list text:style-name="L4">
        <text:list-item>
          <text:p text:style-name="P10">Class 1 (0–5m): ~20 tons/ha (very young sparse growth) </text:p>
        </text:list-item>
        <text:list-item>
          <text:p text:style-name="P10">Class 2 (5–15m): ~100 tons/ha (young/mid-age forest) </text:p>
        </text:list-item>
        <text:list-item>
          <text:p text:style-name="P11">Class 3 (&gt;15m): ~200 tons/ha (mature dense forest) </text:p>
        </text:list-item>
      </text:list>
      <text:p text:style-name="Text_20_body">These numbers are hypothetical for demonstration – actual values require field data or literature values for the forest type. You can use the <text:span text:style-name="Strong_20_Emphasis">Raster Calculator</text:span> again: multiply each class by the desired value. For instance, create a new raster: <text:span text:style-name="Source_20_Text">("biomass_class@1" == 1) * 20 + ("biomass_class@1" == 2) * 100 + ("biomass_class@1" == 3) * 200</text:span>. The result would be a <text:span text:style-name="Strong_20_Emphasis">biomass density map</text:span> (units in tons/ha) as a raster. Each pixel’s value estimates how much biomass (above-ground) is in that 1m² area extrapolated to per-hectare. (Essentially, each pixel of class 3 would show 200, meaning if an entire hectare was like that pixel, it’d be ~200 t/ha.)</text:p>
      <text:p text:style-name="Text_20_body">If this seems too abstract, you can skip assigning actual numbers and just work with the classes (low/med/high) for mapping. The main point is we derive relative biomass from canopy heights: taller canopy typically means more biomass (since larger trees store more carbon).</text:p>
      <text:h text:style-name="Heading_20_3" text:outline-level="3">2.4 Extracting Statistics (Canopy Height &amp; Biomass per Hectare)</text:h>
      <text:p text:style-name="Text_20_body">It’s often useful to summarize the results – for instance, find the <text:span text:style-name="Emphasis">average canopy height</text:span> in the park, the <text:span text:style-name="Emphasis">maximum height</text:span>, or <text:span text:style-name="Emphasis">total biomass</text:span> per unit area. We’ll demonstrate how to compute statistics per hectare grid, and overall summaries:</text:p>
      <text:p text:style-name="Text_20_body"><text:span text:style-name="Strong_20_Emphasis">Step 2.4.1: Create a hectare grid.</text:span> One hectare is 100m x 100m. We can generate a fishnet grid covering the park: Go to <text:span text:style-name="Strong_20_Emphasis">Vector &gt; Research Tools &gt; Create Grid...</text:span>. Choose <text:span text:style-name="Strong_20_Emphasis">Grid type: Rectangle (Polygon)</text:span>. Set the horizontal and vertical spacing to 100 (assuming your CRS is in meters, as UTM is). For “Extent”, select “Calculate from Layer” and choose the park boundary layer – this ensures the grid covers the park. Click Run to create the grid layer. This will produce a polygon grid of 1-ha cells. You might want to clip this grid to the park shape (so you only have cells within or intersecting the park boundary). You can do this with <text:span text:style-name="Strong_20_Emphasis">Vector &gt; Geoprocessing &gt; Clip</text:span> (input grid, overlay park boundary).</text:p>
      <text:p text:style-name="P4"><text:span text:style-name="Strong_20_Emphasis">Step 2.4.2: Zonal statistics for canopy height.</text:span> QGIS has a Zonal Statistics tool that calculates stats of a raster for each polygon zone​</text:p>
      <text:p text:style-name="P4"><text:a xlink:type="simple" xlink:href="https://equatorstudios.com/how-to-calculate-zonal-statistics-in-qgis/#:~:text=What%20are%20zonal%20statistics%20in,or%20range%20for%20each%20zone" office:target-frame-name="_blank" xlink:show="new" text:style-name="Internet_20_link" text:visited-style-name="Visited_20_Internet_20_Link">equatorstudios.com</text:a></text:p>
      <text:p text:style-name="P4">​</text:p>
      <text:p text:style-name="P4"><text:a xlink:type="simple" xlink:href="https://equatorstudios.com/how-to-calculate-zonal-statistics-in-qgis/#:~:text=Processing%20Toolbox%20→%20Raster%20Analysis,→%20Zonal%20Statistics" office:target-frame-name="_blank" xlink:show="new" text:style-name="Internet_20_link" text:visited-style-name="Visited_20_Internet_20_Link">equatorstudios.com</text:a></text:p>
      <text:p text:style-name="Text_20_body">. Open <text:span text:style-name="Strong_20_Emphasis">Processing Toolbox</text:span> and find <text:span text:style-name="Strong_20_Emphasis">Raster Analysis &gt; Zonal Statistics</text:span>. Set <text:span text:style-name="Strong_20_Emphasis">Raster layer</text:span> = your CHM raster, <text:span text:style-name="Strong_20_Emphasis">Vector layer containing zones</text:span> = the hectare grid, and choose statistics like <text:span text:style-name="Emphasis">Mean</text:span> and <text:span text:style-name="Emphasis">Maximum</text:span>. Run the tool – it will add new attributes to each grid cell in its attribute table (e.g., “MEAN” and “MAX” values of CHM within that cell). Now each 100x100m cell knows the average canopy height and max height of trees in that hectare. You can similarly run Zonal Statistics on the <text:span text:style-name="Emphasis">biomass density map</text:span> (if you created one) to get total or mean biomass per cell (for total, use <text:soft-page-break/>“Sum” statistic and multiply by the pixel area fraction – though if your biomass map is already in per-hectare units per pixel, “Mean” of that might be representative).</text:p>
      <text:p text:style-name="Text_20_body"><text:span text:style-name="Strong_20_Emphasis">Step 2.4.3: Review the statistics.</text:span> Open the grid’s attribute table to see the new fields. You can calculate additional metrics if needed using the <text:span text:style-name="Strong_20_Emphasis">Field Calculator</text:span>. For example, you might multiply mean height by a factor to estimate biomass per cell if you didn’t do a raster for it. Or simply note which cells have the highest values. You could also get overall park-wide stats: use <text:span text:style-name="Strong_20_Emphasis">Raster &gt; Miscellaneous &gt; Raster Information</text:span> on the CHM to see global min/mean/max, or use <text:span text:style-name="Strong_20_Emphasis">Statistics</text:span> in the layer’s properties.</text:p>
      <text:p text:style-name="Text_20_body">At this stage, you have quantitative data such as “The park’s average canopy height is X m, with tallest trees ~Y m” and possibly an estimate of biomass distribution.</text:p>
      <text:h text:style-name="Heading_20_3" text:outline-level="3">2.5 Styling and Visualizing Results</text:h>
      <text:p text:style-name="Text_20_body">Now comes the cartographic part – applying styles and combining layers to create meaningful maps.</text:p>
      <text:p text:style-name="P4"><text:span text:style-name="Strong_20_Emphasis">Step 2.5.1: Colorize the Canopy Height Model.</text:span> By default, the CHM might appear as a grayscale. Let’s apply a color ramp that makes sense (e.g., low values transparent or light, high values in deep green). Select the CHM layer, open <text:span text:style-name="Strong_20_Emphasis">Layer Styling</text:span> panel (paintbrush icon) or right-click Properties &gt; Symbology. Choose <text:span text:style-name="Strong_20_Emphasis">Render type: Singleband pseudocolor</text:span>. Pick a preset color ramp or create one – for instance, a ramp from white (0 m) to light green (~10 m) to dark green (&gt;20 m) would highlight tall forests. You can set the min value at 0 and max at, say, 30 (or whatever the max height is) and use a gradient. If you prefer discrete classes, you can switch to <text:span text:style-name="Strong_20_Emphasis">Graduated</text:span> renderer: select CHM as the column, choose an appropriate mode (equal interval or custom breaks), and set 3 classes 0-5, 5-15, 15-30+ with color choices (e.g., brown for low, yellow for mid, green for high to mimic vegetation density). This mimics what we did in classification, but for visualization. <text:span text:style-name="Emphasis">For example, the figure below shows a CHM classified into ranges: white (0-2 m), brown (2-10 m), light green (10-20 m), dark green (&gt;20 m) for canopy heights.</text:span>​</text:p>
      <text:p text:style-name="Text_20_body"><draw:frame draw:style-name="fr1" draw:name="Image3" text:anchor-type="as-char" svg:width="2cm" svg:height="1cm" draw:z-index="2"><draw:image xlink:href="blob:https://chatgpt.com/8525a15a-0bae-4c57-835c-eb8b3bf8eca3" xlink:type="simple" xlink:show="embed" xlink:actuate="onLoad"/><svg:title>https://www.earthdatascience.org/courses/earth-analytics/lidar-raster-data-r/lidar-chm-dem-dsm/</svg:title></draw:frame></text:p>
      <text:p text:style-name="P4"><draw:frame draw:style-name="fr1" draw:name="Image4" text:anchor-type="as-char" svg:width="2cm" svg:height="1cm" draw:z-index="3"><draw:image xlink:href="blob:https://chatgpt.com/578eb1d8-6074-4116-8c70-135d52e8999d" xlink:type="simple" xlink:show="embed" xlink:actuate="onLoad"/><svg:title>https://www.earthdatascience.org/courses/earth-analytics/lidar-raster-data-r/lidar-chm-dem-dsm/</svg:title></draw:frame></text:p>
      <text:p text:style-name="Text_20_body"><text:span text:style-name="Emphasis">Classified canopy height visualization: an example color scheme applied to the CHM (white = no canopy, brown = low vegetation, green = tall trees). This allows quick visual identification of low-biomass areas vs. tall forest stands. In our workflow, you can customize the color ramp or classification in QGIS Layer Styling to achieve a similar map.</text:span></text:p>
      <text:p text:style-name="Text_20_body"><text:span text:style-name="Strong_20_Emphasis">Step 2.5.2: Style the biomass or grid layer.</text:span> If you created a biomass raster or the hectare grid with biomass values, you can symbolize that too. For a biomass <text:span text:style-name="Emphasis">class</text:span> raster (values 1,2,3), you might assign unique colors (e.g., light green for low, medium green for medium, dark green for high biomass). If you have a continuous biomass raster (in tons/ha), you could use a color gradient (perhaps yellow-to-dark green, where darker green = more biomass). For the grid polygons with stats, you could do a graduated color fill based on the mean height or biomass field. However, note that showing a 100m grid over the map can look blocky; you might instead choose to present the raster directly for a smoother map, and use the grid data just for analysis or labeling.</text:p>
      <text:p text:style-name="Text_20_body"><text:soft-page-break/><text:span text:style-name="Strong_20_Emphasis">Step 2.5.3: Add reference layers (boundary, roads, imagery).</text:span> Overlay the <text:span text:style-name="Strong_20_Emphasis">park boundary</text:span> outline on your map to clearly delineate the park. For the boundary layer, set fill = transparent and outline stroke = a bold color (e.g., red or dark outline) for visibility. Next, add the <text:span text:style-name="Strong_20_Emphasis">road network</text:span> layer (e.g., OSM roads). You can style roads as thin gray or white lines. If the canopy map is dark, bright road lines might stand out well to show where major roads run through or near forested areas. Labeling road names is optional (and may clutter the map, so use sparingly or only for major ones). If you have trails or points-of-interest, you could add those similarly.</text:p>
      <text:p text:style-name="Text_20_body"><text:span text:style-name="Emphasis">(Optional:</text:span> Add a basemap or satellite image for context. For instance, you might use the <text:span text:style-name="Strong_20_Emphasis">OpenStreetMap</text:span> or a satellite basemap via QuickMapServices plugin, or even a Sentinel-2 true-color image for the area. Make sure to put any basemap underneath your thematic layers and adjust transparency if needed. A Sentinel-2 true color image could be helpful if you did the NDVI analysis – you can combine NDVI and CHM to see where high NDVI (green vegetation) aligns with tall canopy.)</text:p>
      <text:p text:style-name="Text_20_body"><text:span text:style-name="Strong_20_Emphasis">Step 2.5.4: Integrate NDVI for forest classification (optional).</text:span> If you downloaded Sentinel-2 and want to incorporate it:</text:p>
      <text:list text:style-name="L5">
        <text:list-item>
          <text:p text:style-name="P12">Compute <text:span text:style-name="Strong_20_Emphasis">NDVI</text:span>: In QGIS raster calculator, NDVI = (<text:span text:style-name="Source_20_Text">B8 - B4</text:span>) / (<text:span text:style-name="Source_20_Text">B8 + B4</text:span>) if B8 is Near-IR band and B4 is Red band. This produces a new raster with NDVI values typically between 0.0 (no vegetation) up to ~0.8 (lush vegetation)​</text:p>
          <text:p text:style-name="P12"><text:a xlink:type="simple" xlink:href="https://www.usgs.gov/landsat-missions/landsat-normalized-difference-vegetation-index#:~:text=NDVI is%20used%20to%20quantify%20vegetation,values%20in%20traditional%20fashion" office:target-frame-name="_blank" xlink:show="new" text:style-name="Internet_20_link" text:visited-style-name="Visited_20_Internet_20_Link">usgs.gov</text:a></text:p>
          <text:p text:style-name="P12">. High NDVI areas should correspond to healthy vegetation (forest, grassland), while non-vegetated areas (water, built, bare soil) will have low or negative NDVI. </text:p>
        </text:list-item>
        <text:list-item>
          <text:p text:style-name="P12">Use NDVI to mask or highlight forests: You could create a mask where NDVI is above a threshold (e.g., &gt;0.5) to indicate likely forest or dense vegetation. Overlay this mask as a semi-transparent layer (for instance, color all NDVI&gt;0.5 areas in green with 50% transparency over the CHM). This way, you ensure that what you’re calling “high biomass” corresponds to actual vegetated areas, not, say, a building (though in a national park there won’t be large buildings, but this is a good check if the DSM included any structures or artifacts). </text:p>
        </text:list-item>
        <text:list-item>
          <text:p text:style-name="P13">Alternatively, classify NDVI itself (e.g., make a separate map of NDVI to show vegetation health – darker green for healthier vegetation). </text:p>
        </text:list-item>
      </text:list>
      <text:p text:style-name="Text_20_body">Combining NDVI with CHM can also help differentiate forest types: e.g., areas with high NDVI but low CHM might be young regenerating plots; high CHM with seasonal drop in NDVI might indicate conifer vs deciduous (if using imagery from different seasons). These are advanced analyses; include them if they serve your project goals.</text:p>
      <text:h text:style-name="Heading_20_3" text:outline-level="3">2.6 Exporting Results</text:h>
      <text:p text:style-name="Text_20_body">Finally, you’ll want to export your results and maps for reporting or further use.</text:p>
      <text:list text:style-name="L6">
        <text:list-item>
          <text:p text:style-name="P14"><text:span text:style-name="Strong_20_Emphasis">Save Raster Outputs:</text:span> To save the CHM or any raster you created, right-click the layer in QGIS and choose <text:span text:style-name="Strong_20_Emphasis">Export &gt; Save As...</text:span>. Select GeoTIFF as the format (GeoTIFF retains georeferencing). This way, you can reuse the CHM in other software or later analysis. Similarly, if you produced a biomass raster or NDVI, save those if needed.</text:p>
        </text:list-item>
        <text:list-item>
          <text:p text:style-name="P14"><text:soft-page-break/><text:span text:style-name="Strong_20_Emphasis">Export Statistics to CSV:</text:span> If you have the hectare grid with statistics per cell, you might want to export that data. Open the grid layer’s attribute table, click the top-left menu and choose <text:span text:style-name="Strong_20_Emphasis">Export to CSV</text:span> (or <text:span text:style-name="Strong_20_Emphasis">Save Features As...</text:span> and pick CSV). This will give you a spreadsheet of mean/max heights (and biomass if added) for each cell, which can be further analyzed in Excel or other programs. You could, for example, calculate total biomass by summing values or use the data to make charts.</text:p>
        </text:list-item>
        <text:list-item>
          <text:p text:style-name="P14"><text:span text:style-name="Strong_20_Emphasis">Create a Map Layout:</text:span> For a polished map, go to <text:span text:style-name="Strong_20_Emphasis">Project &gt; New Print Layout</text:span>. In the layout editor, add a <text:span text:style-name="Strong_20_Emphasis">Map</text:span> item (covering the page) and set its extent to your area. Add map elements: <text:span text:style-name="Strong_20_Emphasis">Title</text:span>, <text:span text:style-name="Strong_20_Emphasis">Legend</text:span>, <text:span text:style-name="Strong_20_Emphasis">Scale bar</text:span>, and <text:span text:style-name="Strong_20_Emphasis">North arrow</text:span> (via the Add Item menu). For the legend, you might want to customize which layers appear and their labels (you can double-click the legend item to edit). If your map shows the CHM with a color ramp, consider adding a small color scale or at least labeling the high/low ends in the legend (e.g., “0 m (ground) … 30 m (tall canopy)”). Ensure the park boundary is clearly marked or label it. You can also label notable areas or add an inset locator map of Germany showing where Eifel NP is, if desired.</text:p>
        </text:list-item>
        <text:list-item>
          <text:p text:style-name="P14"><text:span text:style-name="Strong_20_Emphasis">Output the Map:</text:span> Once satisfied, use <text:span text:style-name="Strong_20_Emphasis">Layout &gt; Export as Image</text:span> or <text:span text:style-name="Strong_20_Emphasis">Export as PDF</text:span>. Choose a resolution (300 dpi for print quality). The resulting file is your final map. For example, you might produce a PDF map titled “Canopy Height and Estimated Biomass in Eifel National Park” with all the elements you styled.</text:p>
        </text:list-item>
        <text:list-item>
          <text:p text:style-name="P14"><text:span text:style-name="Strong_20_Emphasis">Save the QGIS Project:</text:span> Don’t forget to save your QGIS project file (.qgz). This preserves your layer settings, styles, and layout for future editing.</text:p>
        </text:list-item>
      </text:list>
      <text:h text:style-name="Heading_20_2" text:outline-level="2">3. Performance Optimization</text:h>
      <text:p text:style-name="Text_20_body">Working with LiDAR and high-res imagery can be demanding, especially on a typical Mac laptop/desktop. Here are some tips to optimize performance and handle large datasets smoothly:</text:p>
      <text:list text:style-name="L7">
        <text:list-item>
          <text:p text:style-name="P15"><text:span text:style-name="Strong_20_Emphasis">Clip and Reduce Data Early:</text:span> As we did, always crop large rasters to your area of interest. The NRW LiDAR data for the whole state is massive (the entire DTM/DSM dataset was ~90 GB of raw text data​</text:p>
          <text:p text:style-name="P15"><text:a xlink:type="simple" xlink:href="https://rapidlasso.de/nrw-open-lidar-download-compression-viewing/#:~:text=The%20zipped%20DGM%20archive is%2010,these%20two%20command%20line%20calls" office:target-frame-name="_blank" xlink:show="new" text:style-name="Internet_20_link" text:visited-style-name="Visited_20_Internet_20_Link">rapidlasso.de</text:a></text:p>
          <text:p text:style-name="P16">!). Processing only the needed tiles or clipped area for Eifel NP (which is ~110 km²) is far more manageable. Also consider if you need the full 1m resolution everywhere – if not, you could resample to 2m or 5m to speed up calculations (though you lose detail).</text:p>
        </text:list-item>
        <text:list-item>
          <text:p text:style-name="P15"><text:span text:style-name="Strong_20_Emphasis">Build Raster Pyramids:</text:span> QGIS can create <text:span text:style-name="Strong_20_Emphasis">pyramids</text:span> (lower-resolution overviews) for rasters to speed up rendering when zoomed out​</text:p>
          <text:p text:style-name="P15"><text:a xlink:type="simple" xlink:href="https://docs.qgis.org/latest/en/docs/user_manual/working_with_raster/raster_properties.html#:~:text=13,can%20be%20considerably%20improved%2C" office:target-frame-name="_blank" xlink:show="new" text:style-name="Internet_20_link" text:visited-style-name="Visited_20_Internet_20_Link">docs.qgis.org</text:a></text:p>
          <text:p text:style-name="P15">. To do this, right-click your raster (e.g., CHM) &gt; Properties &gt; Pyramid tab. Create pyramids at multiple levels (2x, 4x, 8x reductions, etc.). This will increase the file size a bit, but QGIS will then quickly display the raster at appropriate scales without reading every pixel. This is especially helpful for the DSM/DTM if you ever view the full extent. <text:span text:style-name="Emphasis">(Tip:</text:span> Pyramids can be generated externally with <text:span text:style-name="Source_20_Text">gdaladdo</text:span> as well. Building pyramids is a one-time cost that significantly improves navigation performance – high-res rasters without pyramids can slow down map redraws and zooming considerably​</text:p>
          <text:p text:style-name="P15"><text:a xlink:type="simple" xlink:href="https://docs.qgis.org/latest/en/docs/user_manual/working_with_raster/raster_properties.html#:~:text=High%20resolution%20raster%20layers%20can,can%20be%20considerably%20improved%2C" office:target-frame-name="_blank" xlink:show="new" text:style-name="Internet_20_link" text:visited-style-name="Visited_20_Internet_20_Link"><text:soft-page-break/>docs.qgis.org</text:a></text:p>
          <text:p text:style-name="P16">.)*</text:p>
        </text:list-item>
        <text:list-item>
          <text:p text:style-name="P16"><text:span text:style-name="Strong_20_Emphasis">Leverage Efficient Formats:</text:span> Ensure your rasters are in a single tiled GeoTIFF or similar. If you merged tiles, the output by default might be uncompressed. Consider exporting it with compression (LZW or DEFLATE for elevation data) and tiling. Cloud Optimized GeoTIFF (COG) format is ideal for large rasters – it’s essentially a GeoTIFF with internal tiling and overviews. Using a COG can improve performance in QGIS and especially if you ever use it on the cloud or web. Tools like GDAL or QGIS can convert a normal TIFF to a tiled, compressed one.</text:p>
        </text:list-item>
        <text:list-item>
          <text:p text:style-name="P16"><text:span text:style-name="Strong_20_Emphasis">Memory Settings:</text:span> QGIS on Mac allows some tuning of settings. In QGIS Preferences (Settings &gt; Options &gt; System or Advanced), you can increase the <text:span text:style-name="Strong_20_Emphasis">Cache</text:span> size for rendering and enable multithreaded rendering. Make sure you have enough RAM and then allocate a bit more to QGIS if needed. Also, under <text:span text:style-name="Strong_20_Emphasis">Processing</text:span> options, you can specify how many cores to use for processing algorithms (if your Mac has multiple CPU cores, QGIS can use them for some tasks).</text:p>
        </text:list-item>
        <text:list-item>
          <text:p text:style-name="P16"><text:span text:style-name="Strong_20_Emphasis">Use Specialized Tools for LiDAR</text:span> (if needed): For heavy LiDAR point cloud processing (outside the scope of this guide, since we used pre-made DSM/DTM), tools like <text:span text:style-name="Strong_20_Emphasis">LAStools</text:span> or <text:span text:style-name="Strong_20_Emphasis">PDAL</text:span> are highly optimized. LAStools (available via command-line or a QGIS plugin) can quickly generate DSM/DTM from LAS files and perform filtering. If you ever work with raw LiDAR (.las/.laz files) on Mac, PDAL is an open-source tool that can be installed via Homebrew and used to create rasters or normalize heights. These tools can handle larger volumes than QGIS raster calculator if you push the limits.</text:p>
        </text:list-item>
        <text:list-item>
          <text:p text:style-name="P16"><text:span text:style-name="Strong_20_Emphasis">Consider Cloud Processing for imagery:</text:span> For Sentinel-2 and similar imagery, instead of downloading large files to your Mac and processing, you can use cloud platforms:</text:p>
          <text:list>
            <text:list-item>
              <text:p text:style-name="P15"><text:span text:style-name="Strong_20_Emphasis">Google Earth Engine (GEE):</text:span> GEE has the entire Sentinel-2 archive and global elevation data (and even GEDI LiDAR data for canopy height). You could write a short GEE script to calculate NDVI or map canopy heights and export results. This offloads computation to Google’s servers. (There’s also a QGIS plugin for Earth Engine if you prefer a GUI.) </text:p>
            </text:list-item>
            <text:list-item>
              <text:p text:style-name="P15"><text:span text:style-name="Strong_20_Emphasis">SNAP or ESA’s online tools:</text:span> ESA’s SNAP software can batch process Sentinel data (but that’s also local). Alternatively, the new <text:span text:style-name="Strong_20_Emphasis">Copernicus Data Space Ecosystem</text:span> has an API and online Jupyter environments to process data without download. </text:p>
            </text:list-item>
            <text:list-item>
              <text:p text:style-name="P15"><text:span text:style-name="Strong_20_Emphasis">ArcGIS Online / ArcGIS Image for ArcGIS Online:</text:span> Esri’s cloud can also perform raster analytics if you have access – for instance, you could host the DSM/DTM on ArcGIS Online and do the subtraction and analysis there. This is usually a paid service though. </text:p>
            </text:list-item>
          </text:list>
        </text:list-item>
        <text:list-item>
          <text:p text:style-name="P16"><text:span text:style-name="Strong_20_Emphasis">Simplify Rendering:</text:span> When working in QGIS, turn off unnecessary layers or use the <text:span text:style-name="Strong_20_Emphasis">Render pause</text:span> button (snowflake icon at bottom) during heavy computations. For instance, while running zonal stats, you don’t need the map refreshing each time – pause rendering to free up resources. Also, avoid having both the full-resolution DSM/DTM and CHM all drawing at once – hide layers not in use.</text:p>
        </text:list-item>
      </text:list>
      <text:p text:style-name="Text_20_body"><text:soft-page-break/>By following these optimization steps, even a relatively large LiDAR dataset can be handled on a Mac without too much lag. The key is to reduce data size (clip &amp; resample), use QGIS features like pyramids to speed up display, and leverage external processing for very intensive tasks.</text:p>
      <text:h text:style-name="Heading_20_2" text:outline-level="2">4. Final Outputs &amp; Interpretation</text:h>
      <text:p text:style-name="Text_20_body">After completing the steps, you should have several outputs and maps to interpret:</text:p>
      <text:list text:style-name="L8">
        <text:list-item>
          <text:p text:style-name="P17"><text:span text:style-name="Strong_20_Emphasis">Canopy Height Model (Raster)</text:span>: This shows the height of the forest canopy across Eifel National Park. You might observe patterns – for example, lower canopy heights on the periphery or open valley floors, and taller canopies on certain slopes or in protected core zones of the park. The <text:span text:style-name="Emphasis">maximum canopy height</text:span> in the park can indicate the presence of old-growth stands. If you see values around 30–40 m, these could be mature <text:span text:style-name="Strong_20_Emphasis">European beech or oak</text:span> stands (common species in the Eifel region) reaching their potential height. Lower average heights in some areas might indicate past disturbances or younger reforestation areas.</text:p>
        </text:list-item>
        <text:list-item>
          <text:p text:style-name="P18"><text:span text:style-name="Strong_20_Emphasis">Biomass Estimation Map</text:span>: Using the height classes, the biomass map highlights areas of high biomass (dark green in our scheme) versus low biomass (lighter colors). In Eifel NP, high biomass areas likely coincide with dense, old forests – perhaps in areas that have been undisturbed for the last decades (since the park was established in 2004, some zones have been left to natural succession). Lower biomass areas could be recent clearings, young regrowth, or open habitats like heathlands or grasslands maintained for ecological reasons. It’s important to note this is a relative estimate – for precise biomass (in tons), one would need region-specific allometric equations and field calibration​</text:p>
          <text:p text:style-name="P18"><text:a xlink:type="simple" xlink:href="https://carbonplan.org/blog/open-lidar-biomass#:~:text=impractical%20to%20do%20systematically%20in,time%20consuming%20and%20labor%20intensive" office:target-frame-name="_blank" xlink:show="new" text:style-name="Internet_20_link" text:visited-style-name="Visited_20_Internet_20_Link">carbonplan.org</text:a></text:p>
          <text:p text:style-name="P17">. However, our map can still inform park management about where the largest carbon stocks are.</text:p>
        </text:list-item>
        <text:list-item>
          <text:p text:style-name="P17"><text:span text:style-name="Strong_20_Emphasis">Statistics</text:span>: From the zonal stats, you might report for instance: “The mean canopy height in Eifel National Park is ~12 m, with maximum heights exceeding 30 m in several locations. High-biomass hectares (where mean canopy &gt;20 m) cover approximately X% of the park, predominantly in the central forested areas, while Y% of the park has little to no woody vegetation (canopy &lt;5 m), corresponding to natural grassland or recovered open areas.” Such statistics give a quantitative overview for reports or research. If you calculated total biomass, you could say “Total above-ground biomass in the park is roughly Z million tons, assuming our per-hectare estimates, which contributes significantly to carbon sequestration.”</text:p>
        </text:list-item>
        <text:list-item>
          <text:p text:style-name="P17"><text:span text:style-name="Strong_20_Emphasis">Map Compositions</text:span>: The final map layouts can be used in presentations or documents. For example, you might have one map focused on <text:span text:style-name="Strong_20_Emphasis">Canopy Height</text:span> (with a legend indicating height ranges), and another map or an inset showing <text:span text:style-name="Strong_20_Emphasis">Biomass Classes</text:span>. Ensure to include a legend that explains colors (e.g., in the CHM map, green shades for tree height, etc., as we demonstrated). Also label the data sources (e.g., “LiDAR DSM/DTM from OpenNRW (1m, 2019)” and “OSM roads” in a corner of the map for transparency).</text:p>
        </text:list-item>
      </text:list>
      <text:p text:style-name="Text_20_body"><text:span text:style-name="Strong_20_Emphasis">Interpreting the results:</text:span> High canopy heights and biomass often indicate older, well-established forests – these areas are likely key biodiversity spots and carbon sinks. In a conservation context, you would monitor these to ensure they remain healthy (for instance, check if any storm or beetle <text:soft-page-break/>damage reduces canopy height over years). Lower canopy or biomass areas within the park might be targets for reforestation or may represent rare non-forest ecosystems to be preserved (like wetlands or grasslands). By comparing our results with Sentinel-2 NDVI, we also get a sense of forest health – if an area has tall trees but unexpectedly low NDVI, that could indicate canopy stress (perhaps from disease or drought affecting leaf density).</text:p>
      <text:p text:style-name="Text_20_body">Finally, consider <text:span text:style-name="Strong_20_Emphasis">change over time</text:span>: this workflow can be repeated when new LiDAR or imagery is available. For instance, if LiDAR is flown again in 5 years, one could subtract the old CHM from the new CHM to see growth or loss. This is extremely valuable for environmental monitoring – you can detect where biomass is increasing (forest growth or afforestation) or decreasing (forest degradation, storm damage, logging if it were allowed, etc.). Combining such data with field knowledge, park managers can make informed decisions to protect and restore the ecosystem.</text:p>
      <text:p text:style-name="Text_20_body">In summary, by using QGIS on a Mac with open data, we successfully derived a canopy height model for Eifel National Park and made a first-order estimation of forest biomass. We integrated ancillary data (boundaries, roads, Sentinel-2 NDVI) to add context and validate our interpretation. The resulting maps and statistics provide insight into the structure of the park’s forests, identifying where the tallest and most biomass-rich trees are, and establish a baseline for future monitoring of this vital natural area.</text:p>
      <text:p text:style-name="P4"><text:span text:style-name="Strong_20_Emphasis">Sources:</text:span> Data from OpenNRW (LiDAR DTM/DSM)​</text:p>
      <text:p text:style-name="P4"><text:a xlink:type="simple" xlink:href="https://rapidlasso.de/nrw-open-lidar-download-compression-viewing/#:~:text=This%20is%20the%20first%20part,from%20these%20two%20download%20pages" office:target-frame-name="_blank" xlink:show="new" text:style-name="Internet_20_link" text:visited-style-name="Visited_20_Internet_20_Link">rapidlasso.de</text:a></text:p>
      <text:p text:style-name="P4">, OpenStreetMap (boundaries, roads)​</text:p>
      <text:p text:style-name="P4"><text:a xlink:type="simple" xlink:href="https://en.wikipedia.org/wiki/OpenStreetMap#:~:text=OpenStreetMap%20,of%20volunteers%20via%20open%20collaboration" office:target-frame-name="_blank" xlink:show="new" text:style-name="Internet_20_link" text:visited-style-name="Visited_20_Internet_20_Link">en.wikipedia.org</text:a></text:p>
      <text:p text:style-name="P4">, Copernicus Sentinel-2 (NDVI)​</text:p>
      <text:p text:style-name="P4"><text:a xlink:type="simple" xlink:href="https://www.usgs.gov/landsat-missions/landsat-normalized-difference-vegetation-index#:~:text=NDVI is%20used%20to%20quantify%20vegetation,values%20in%20traditional%20fashion" office:target-frame-name="_blank" xlink:show="new" text:style-name="Internet_20_link" text:visited-style-name="Visited_20_Internet_20_Link">usgs.gov</text:a></text:p>
      <text:p text:style-name="P4">. Methodology adapted from GIS and remote sensing best practices: canopy height model = DSM – DTM​</text:p>
      <text:p text:style-name="P4"><text:a xlink:type="simple" xlink:href="https://gis.stackexchange.com/questions/65809/canopy-height-model-of-lidar-data-in-qgis#:~:text=Within%20the%20raster%20calculator%20plugin,would%20be%20just%20the%20canopy" office:target-frame-name="_blank" xlink:show="new" text:style-name="Internet_20_link" text:visited-style-name="Visited_20_Internet_20_Link">gis.stackexchange.com</text:a></text:p>
      <text:p text:style-name="P4">; NDVI formula​</text:p>
      <text:p text:style-name="P4"><text:a xlink:type="simple" xlink:href="https://www.usgs.gov/landsat-missions/landsat-normalized-difference-vegetation-index#:~:text=NDVI is%20used%20to%20quantify%20vegetation,values%20in%20traditional%20fashion" office:target-frame-name="_blank" xlink:show="new" text:style-name="Internet_20_link" text:visited-style-name="Visited_20_Internet_20_Link">usgs.gov</text:a></text:p>
      <text:p text:style-name="P4">; zonal statistics for spatial summaries​</text:p>
      <text:p text:style-name="P4"><text:a xlink:type="simple" xlink:href="https://equatorstudios.com/how-to-calculate-zonal-statistics-in-qgis/#:~:text=What%20are%20zonal%20statistics%20in,or%20range%20for%20each%20zone" office:target-frame-name="_blank" xlink:show="new" text:style-name="Internet_20_link" text:visited-style-name="Visited_20_Internet_20_Link">equatorstudios.com</text:a></text:p>
      <text:p text:style-name="Text_20_body">. These techniques allow translating raw geospatial data into actionable environmental information. Enjoy exploring the “height” of Eifel’s forests and what it means for conservation and carbon storage!</text:p>
      <text:p text:style-name="P19"/>
      <text:h text:style-name="P20" text:outline-level="1">First Version:</text:h>
      <text:h text:style-name="P1" text:outline-level="1">LiDAR-Driven Canopy <text:span text:style-name="T1">Height</text:span> and Biomass Estimation in Eifel National Park, Germany</text:h>
      <text:h text:style-name="P21" text:outline-level="3">Project Abstract</text:h>
      <text:p text:style-name="P22">Forest structure – especially tree height and biomass – is a key indicator of carbon storage in ecosystems​<text:span text:style-name="T2">(</text:span><text:a xlink:type="simple" xlink:href="https://essd.copernicus.org/articles/13/3927/2021/#:~:text=Above,pools%20and%20yields%20to%20carbon" office:target-frame-name="_blank" xlink:show="new" text:style-name="Internet_20_link" text:visited-style-name="Visited_20_Internet_20_Link">essd.copernicus.org</text:a><text:span text:style-name="T2">)</text:span>. This project will utilize LiDAR data alongside Sentinel-2 imagery to estimate forest canopy height and infer above-ground biomass in Eifel National Park (North Rhine-Westphalia, Germany). The research question is: <text:span text:style-name="Emphasis">How can high-resolution LiDAR data be used to map forest canopy height and what does this imply about the park’s carbon stock distribution?</text:span> Using QGIS, we will generate a <text:span text:style-name="Strong_20_Emphasis">Canopy Height Model (CHM)</text:span> from LiDAR (difference between Digital Surface Model and Digital Terrain Model) to map tree heights. We’ll integrate this with vegetation indices or land cover data from Sentinel-2 to distinguish forested areas and validate vegetation presence. Vector analysis (e.g., park zones or sample plots) will be applied to summarize biomass estimates per unit area. Through distance and overlay functions, we will examine how canopy height varies with factors like distance from park edges or roads. This methodology demonstrates how combining LiDAR’s 3D detail with satellite data produces actionable information on forest carbon storage​<text:span text:style-name="T2">(</text:span><text:a xlink:type="simple" xlink:href="https://www.mdpi.com/2072-4292/15/8/1969#:~:text=Global%20Ecosystem%20Dynamics%20Investigation%20,wall%20maps%20of%20the" office:target-frame-name="_blank" xlink:show="new" text:style-name="Internet_20_link" text:visited-style-name="Visited_20_Internet_20_Link">mdpi.com</text:a><text:span text:style-name="T2">)</text:span>.</text:p>
      <text:h text:style-name="P21" text:outline-level="3">Data Sources &amp; Availability</text:h>
      <text:list text:style-name="L9">
        <text:list-item>
          <text:p text:style-name="P23"><text:span text:style-name="Strong_20_Emphasis">Airborne LiDAR Data for Eifel NP:</text:span> High-resolution LiDAR point cloud or derived raster available from the state’s open data portal. North Rhine-Westphalia provides free LiDAR data for the entire state​<text:span text:style-name="T2">(r</text:span><text:a xlink:type="simple" xlink:href="https://rapidlasso.de/first-open-lidar-in-germany/#:~:text=Kudos%20to%20OpenNRW%20for%20offering,Westphalia%20%28Nordrhein" office:target-frame-name="_blank" xlink:show="new" text:style-name="Internet_20_link" text:visited-style-name="Visited_20_Internet_20_Link">apidlasso.de</text:a><text:span text:style-name="T2">) </text:span>(e.g., via OpenNRW’s download site). We will acquire LiDAR tiles covering Eifel National Park. If point clouds (.LAS files) are provided, they can be processed with tools like LAStools (QGIS plugin) or converted to raster. Alternatively, pre-made <text:span text:style-name="Strong_20_Emphasis">DSM and DTM</text:span> at 1 m resolution (often provided in NRW’s data) will be downloaded to simplify CHM creation. </text:p>
        </text:list-item>
        <text:list-item>
          <text:p text:style-name="P23"><text:span text:style-name="Strong_20_Emphasis">Sentinel-2 Imagery (summer 2021):</text:span> A cloud-free Sentinel-2 image (10 m resolution) for the Eifel area to obtain NDVI or land cover context. Download from Copernicus Hub or Earth Explorer​<text:span text:style-name="T2">(</text:span><text:a xlink:type="simple" xlink:href="https://yceo.yale.edu/where-can-i-get-sentinel-2-data#:~:text=You%20can%20obtain%20Sentinel%202,prior%20to%20searching%20for%20data" office:target-frame-name="_blank" xlink:show="new" text:style-name="Internet_20_link" text:visited-style-name="Visited_20_Internet_20_Link">yceo.yale.edu</text:a><text:span text:style-name="T2">)</text:span>. This ensures we map only vegetated areas and can differentiate forest vs open land in the LiDAR data. </text:p>
        </text:list-item>
        <text:list-item>
          <text:p text:style-name="P23"><text:soft-page-break/><text:span text:style-name="Strong_20_Emphasis">Eifel National Park Boundary:</text:span> Vector polygon of the park (available via the park authority or OpenStreetMap). This is used to clip data and also to analyze inside vs. outside park differences. </text:p>
        </text:list-item>
        <text:list-item>
          <text:p text:style-name="P23"><text:span text:style-name="Strong_20_Emphasis">Forest Inventory Plots or Stand Polygons (Optional):</text:span> If available, vector data of forest stands or sample plots within the park for validating height/biomass (could be sourced from park management or literature). If not, a grid or sub-compartment division can be created for analysis zones. </text:p>
        </text:list-item>
        <text:list-item>
          <text:p text:style-name="P24"><text:span text:style-name="Strong_20_Emphasis">Roads and Trails:</text:span> Vector line data from OpenStreetMap for roads inside the park. This will support distance analysis (e.g., effect of roads on canopy height). </text:p>
        </text:list-item>
      </text:list>
      <text:p text:style-name="P22">All data are publicly accessible. LiDAR from OpenNRW is downloadable as open data​<text:span text:style-name="T2">(</text:span><text:a xlink:type="simple" xlink:href="https://rapidlasso.de/first-open-lidar-in-germany/#:~:text=Kudos%20to%20OpenNRW%20for%20offering,Westphalia%20%28Nordrhein" office:target-frame-name="_blank" xlink:show="new" text:style-name="Internet_20_link" text:visited-style-name="Visited_20_Internet_20_Link">rapidlasso.de</text:a><text:span text:style-name="T2">)</text:span>. The processing will use QGIS-friendly formats (e.g., ASCII grid or GeoTIFF for DSM/DTM). Sentinel-2 is freely available (as noted, large files ~7GB for full scenes​<text:span text:style-name="T2">(</text:span><text:a xlink:type="simple" xlink:href="https://yceo.yale.edu/where-can-i-get-sentinel-2-data#:~:text=You%20can%20obtain%20Sentinel%202,prior%20to%20searching%20for%20data" office:target-frame-name="_blank" xlink:show="new" text:style-name="Internet_20_link" text:visited-style-name="Visited_20_Internet_20_Link">yceo.yale.edu</text:a><text:span text:style-name="T2">)</text:span></text:p>
      <text:p text:style-name="P19">, but clipping to the park reduces processing load).</text:p>
      <text:h text:style-name="P25" text:outline-level="3">Step-by-Step GIS Analysis Plan</text:h>
      <text:list text:style-name="L10">
        <text:list-item>
          <text:p text:style-name="P26"><text:span text:style-name="Strong_20_Emphasis">LiDAR Pre-processing:</text:span> If LiDAR data is in point cloud format: </text:p>
          <text:list>
            <text:list-item>
              <text:p text:style-name="P26">Use the <text:span text:style-name="Strong_20_Emphasis">LAStools</text:span> plugin or PDAL to generate a Digital Terrain Model (ground elevation raster) and Digital Surface Model (canopy top elevation raster) at a chosen resolution (e.g., 1 m). Classification of ground vs non-ground returns may be needed (LiDAR usually comes classified). Alternatively, if DSM and DTM are provided by the source, simply import those into QGIS. </text:p>
            </text:list-item>
            <text:list-item>
              <text:p text:style-name="P26">Compute the <text:span text:style-name="Strong_20_Emphasis">Canopy Height Model (CHM)</text:span> by subtracting DTM from DSM: <text:span text:style-name="Source_20_Text">CHM = DSM – DTM</text:span>. The CHM raster represents tree height above ground for each cell. </text:p>
            </text:list-item>
          </text:list>
        </text:list-item>
        <text:list-item>
          <text:p text:style-name="P26"><text:span text:style-name="Strong_20_Emphasis">Integrate Sentinel-2 Data:</text:span> Load the Sentinel-2 image and compute NDVI to confirm vegetated areas. Create a mask of forest cover by thresholding NDVI (e.g., NDVI &gt; 0.5) or using the infrared band to ensure only forested pixels are analyzed in the CHM (to avoid misinterpreting buildings or open areas that might appear in LiDAR DSM). This mask can be applied to the CHM raster (using raster calculator multiplication or <text:span text:style-name="Strong_20_Emphasis">Clip</text:span> by mask). </text:p>
        </text:list-item>
        <text:list-item>
          <text:p text:style-name="P26"><text:span text:style-name="Strong_20_Emphasis">Raster &amp; Vector Analysis of Canopy Height:</text:span> </text:p>
          <text:list>
            <text:list-item>
              <text:p text:style-name="P26">Generate summary statistics of the CHM. Use <text:span text:style-name="Strong_20_Emphasis">Raster Statistics</text:span> or <text:span text:style-name="Strong_20_Emphasis">Zonal Statistics</text:span> with a vector grid (e.g., 100m cells) or existing stand polygons to find max, mean, and standard deviation of tree heights in each zone. This effectively overlays vector units on the raster to quantify heights. </text:p>
            </text:list-item>
            <text:list-item>
              <text:p text:style-name="P26"><text:soft-page-break/>Identify patterns: Create a map of height classes (e.g., 0–10m, 10–20m, 20–30m, &gt;30m) by reclassifying the CHM. This will be useful for visualization and for biomass estimation (taller trees generally mean more biomass). </text:p>
            </text:list-item>
          </text:list>
        </text:list-item>
        <text:list-item>
          <text:p text:style-name="P26"><text:span text:style-name="Strong_20_Emphasis">Biomass Estimation:</text:span> Convert canopy height to an approximate above-ground biomass (AGB) using known allometric relations or literature values. For a beginner level, a simple approach could be: assume an average biomass per hectare for mature forest vs young forest. For example, one might use a published average like 300 tons/ha for areas with height &gt;30m, and proportionally less for shorter canopy. Another approach is to bring in an <text:span text:style-name="Strong_20_Emphasis">existing biomass raster</text:span> (such as an ESA or WRI biomass map​<text:span text:style-name="T2">(</text:span><text:a xlink:type="simple" xlink:href="https://www.mdpi.com/2072-4292/15/8/1969#:~:text=match%20at%20L619%20biomass%20density,at%20high%20spatial%20and%20temporal" office:target-frame-name="_blank" xlink:show="new" text:style-name="Internet_20_link" text:visited-style-name="Visited_20_Internet_20_Link">mdpi.com</text:a>) for the region to sample values. Using QGIS, overlay the CHM with this biomass dataset (or assign biomass values to the height classes) to produce a <text:span text:style-name="Strong_20_Emphasis">forest biomass density map</text:span>. (The actual values will be rough, but it demonstrates the methodology of linking height to carbon stock.) </text:p>
        </text:list-item>
        <text:list-item>
          <text:p text:style-name="P26"><text:span text:style-name="Strong_20_Emphasis">Distance Analysis:</text:span> Investigate spatial patterns in canopy structure: </text:p>
          <text:list>
            <text:list-item>
              <text:p text:style-name="P26">Use the <text:span text:style-name="Strong_20_Emphasis">Proximity (Raster Distance)</text:span> tool on the park boundary to create a raster of distance from the forest edge (or simply compute distance of each CHM cell to the nearest park border or clearing). Check if canopy heights are higher in interior (core) areas compared to edge (this would relate to edge effects). </text:p>
            </text:list-item>
            <text:list-item>
              <text:p text:style-name="P26">Similarly, use <text:span text:style-name="Strong_20_Emphasis">Distance to nearest road</text:span> (vector analysis) to see if areas near roads have lower canopy height, possibly due to past logging. For this, buffer the road lines at incremental distances (e.g., 0–100m, 100–300m, &gt;300m) and use <text:span text:style-name="Strong_20_Emphasis">Zonal Statistics</text:span> on the CHM within each buffer zone to calculate average height. This will show if roads correlate with shorter trees (indicating younger regrowth or disturbance). </text:p>
            </text:list-item>
          </text:list>
        </text:list-item>
        <text:list-item>
          <text:p text:style-name="P26"><text:span text:style-name="Strong_20_Emphasis">Overlay Operations:</text:span> Perform necessary overlays to integrate different layers: </text:p>
          <text:list>
            <text:list-item>
              <text:p text:style-name="P26"><text:span text:style-name="Strong_20_Emphasis">Intersect</text:span> the vector of park boundary with any external data if analyzing differences inside vs outside (e.g., compare biomass inside Eifel NP vs adjacent managed forests). This could entail clipping the CHM by the park and by an outside area for separate stats. </text:p>
            </text:list-item>
            <text:list-item>
              <text:p text:style-name="P26">If stand polygons or land-cover polygons exist, use <text:span text:style-name="Strong_20_Emphasis">Intersection</text:span> or <text:span text:style-name="Strong_20_Emphasis">Union</text:span> to merge height info with those attributes (for example, join average height to forest type polygons to see if conifer stands differ from broadleaf). </text:p>
            </text:list-item>
            <text:list-item>
              <text:p text:style-name="P26">Use <text:span text:style-name="Strong_20_Emphasis">Clip</text:span> (vector or raster) to focus outputs strictly on the area of interest. </text:p>
            </text:list-item>
          </text:list>
        </text:list-item>
        <text:list-item>
          <text:p text:style-name="P26"><text:span text:style-name="Strong_20_Emphasis">Map and Layout:</text:span> Create a detailed map showcasing <text:span text:style-name="Strong_20_Emphasis">canopy height across Eifel NP</text:span>. The map will use a colored gradient (e.g., light green for low vegetation up to dark green or blue for tallest trees) with a clear legend of height ranges. Key map elements will include: </text:p>
          <text:list>
            <text:list-item>
              <text:p text:style-name="P26">Title: <text:span text:style-name="Emphasis">“Canopy Height Model of Eifel National Park”</text:span>, </text:p>
            </text:list-item>
            <text:list-item>
              <text:p text:style-name="P26"><text:soft-page-break/>Legend for height (in meters), </text:p>
            </text:list-item>
            <text:list-item>
              <text:p text:style-name="P26">North arrow and scale bar, </text:p>
            </text:list-item>
            <text:list-item>
              <text:p text:style-name="P27">Annotations marking points of interest (e.g., tallest canopy patch, or areas of notably low canopy which might be recent clearings). Optionally, include an inset chart or table on the layout summarizing estimated biomass or average height per zone. Ensure the final print layout is clean and professional, as if presenting to park managers. </text:p>
            </text:list-item>
          </text:list>
        </text:list-item>
      </text:list>
      <text:h text:style-name="P21" text:outline-level="3">Final Outputs &amp; Decision-Making</text:h>
      <text:p text:style-name="P19"><text:span text:style-name="Strong_20_Emphasis">Outputs:</text:span> The main output is a <text:span text:style-name="Strong_20_Emphasis">Canopy Height Model map</text:span> over the park. This map visually communicates the vertical structure of the forest – highlighting tall old-growth areas versus shorter secondary growth. An accompanying <text:span text:style-name="Strong_20_Emphasis">biomass estimation map or table</text:span> will translate those heights into approximate carbon stock values (e.g., tons of carbon per hectare). Additional overlays (like roads or core vs edge zones) might be presented as secondary maps or annotations (for instance, a dashed line showing 100m from roads on the height map). All maps will adhere to cartographic standards (legend, scale, etc.), ready for inclusion in a report or portfolio.</text:p>
      <text:p text:style-name="P22"><text:span text:style-name="Strong_20_Emphasis">Spatial Insights:</text:span> This analysis will allow us to identify where the <text:span text:style-name="Strong_20_Emphasis">tallest trees and presumably highest biomass</text:span> are located in Eifel NP. We might discover, for example, that valley areas have 40m canopy (dark green on the map) indicating old stands, whereas ridge tops or previously logged sections have much lower height (~10–15m). The distance analysis could reveal <text:span text:style-name="Strong_20_Emphasis">edge effects</text:span>: perhaps the perimeter of the park (or zones near roads) have younger, shorter trees due to past disturbances or microclimate effects, whereas the interior harbors taller, older growth (a pattern often observed since core forests remain undisturbed​<text:a xlink:type="simple" xlink:href="https://duncanjg.wordpress.com/2013/11/19/quick-analysis-of-forest-fragmentation-using-the-new-global-deforestation-map/#:~:text=So%20only%204,forest%20very%20vulnerable%20to%20fire" office:target-frame-name="_blank" xlink:show="new" text:style-name="Internet_20_link" text:visited-style-name="Visited_20_Internet_20_Link">duncanjg.wordpress.com</text:a> /<text:a xlink:type="simple" xlink:href="https://media.clear.uconn.edu/projects/landscape/v2/forestfrag/measuring/categories_explained.htm#:~:text=Core%20Forest%20–%20Forest%20pixels,forest%20boundary" office:target-frame-name="_blank" xlink:show="new" text:style-name="Internet_20_link" text:visited-style-name="Visited_20_Internet_20_Link">media.clear.uconn.edu</text:a>).</text:p>
      <text:p text:style-name="P22">Such patterns have direct implications. For instance, park management can use this to target areas for <text:span text:style-name="Strong_20_Emphasis">carbon monitoring</text:span> or restoration – low biomass spots might be areas to allow natural succession or to study why growth is limited. The data could also verify the success of the park’s protection: if outside the park boundary canopy heights drop sharply, it quantifies the impact of conservation versus logging. Since LiDAR provides accurate 3D information, this project showcases a modern approach to forest inventory. It aligns with job roles in forest monitoring by demonstrating how <text:span text:style-name="Strong_20_Emphasis">LiDAR and GIS</text:span> can produce metrics like canopy height and density, which are vital for biomass and carbon estimates​<text:span text:style-name="T2">(</text:span><text:a xlink:type="simple" xlink:href="https://desktop.arcgis.com/en/arcmap/latest/manage-data/las-dataset/lidar-solutions-estimating-forest-density-and-height.htm#:~:text=Lidar%20can%20be%20used%20to,as%20well%20as%20forest%20management" office:target-frame-name="_blank" xlink:show="new" text:style-name="Internet_20_link" text:visited-style-name="Visited_20_Internet_20_Link">desktop.arcgis.com</text:a><text:span text:style-name="T2">)</text:span>. The final maps and analysis would serve as evidence of proficiency in advanced spatial analysis (raster math, zonal stats, overlays) and <text:soft-page-break/>the ability to derive environmental insights (e.g., identifying high carbon stock areas to prioritize for conservation).​ <text:span text:style-name="T2">(</text:span><text:a xlink:type="simple" xlink:href="https://www.mdpi.com/2072-4292/15/8/1969#:~:text=Global%20Ecosystem%20Dynamics%20Investigation%20,wall%20maps%20of%20the" office:target-frame-name="_blank" xlink:show="new" text:style-name="Internet_20_link" text:visited-style-name="Visited_20_Internet_20_Link">mdpi.com</text:a> <text:a xlink:type="simple" xlink:href="https://desktop.arcgis.com/en/arcmap/latest/manage-data/las-dataset/lidar-solutions-estimating-forest-density-and-height.htm#:~:text=Lidar%20can%20be%20used%20to,as%20well%20as%20forest%20management" office:target-frame-name="_blank" xlink:show="new" text:style-name="Internet_20_link" text:visited-style-name="Visited_20_Internet_20_Link">desktop.arcgis.com</text:a><text:span text:style-name="T2">)</text:span></text:p>
      <text:p text:style-name="P28"/>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svg="urn:oasis:names:tc:opendocument:xmlns:svg-compatible:1.0" xmlns:rpt="http://openoffice.org/2005/report" xmlns:dr3d="urn:oasis:names:tc:opendocument:xmlns:dr3d:1.0" xmlns:tableooo="http://openoffice.org/2009/table" xmlns:draw="urn:oasis:names:tc:opendocument:xmlns:drawing: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xlink="http://www.w3.org/1999/xlink" xmlns:drawooo="http://openoffice.org/2010/draw" xmlns:ooow="http://openoffice.org/2004/writer" xmlns:fo="urn:oasis:names:tc:opendocument:xmlns:xsl-fo-compatible:1.0" xmlns:ooo="http://openoffice.org/2004/office" xmlns:office="urn:oasis:names:tc:opendocument:xmlns:office:1.0" office:version="1.4">
  <office:font-face-decls>
    <style:font-face style:name="Arial Unicode MS" svg:font-family="'Arial Unicode MS'" style:font-family-generic="swiss"/>
    <style:font-face style:name="Arial Unicode MS1" svg:font-family="'Arial Unicode MS'" style:font-family-generic="system" style:font-pitch="variabl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OpenSymbol" svg:font-family="OpenSymbol" style:font-charset="x-symbol"/>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DE" style:letter-kerning="true" style:font-name-asian="Songti SC" style:font-size-asian="10.5pt" style:language-asian="zh" style:country-asian="CN" style:font-name-complex="Arial Unicode M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1"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 style:font-family-complex="'Arial Unicode MS'" style:font-family-generic-complex="swiss"/>
    </style:style>
    <style:style style:name="Heading_20_1" style:display-name="Heading 1" style:family="paragraph" style:parent-style-name="Heading" style:next-style-name="Text_20_body" style:default-outline-level="1" style:list-style-name="" style:class="chapter">
      <style:paragraph-properties fo:margin-top="0.423cm" fo:margin-bottom="0.212cm" style:contextual-spacing="false"/>
      <style:text-properties style:font-name="Liberation Serif" fo:font-family="'Liberation Serif'" style:font-family-generic="roman" style:font-pitch="variable" fo:font-size="24pt" fo:font-weight="bold" style:font-name-asian="Songti SC" style:font-family-asian="'Songti SC'" style:font-family-generic-asian="system" style:font-pitch-asian="variable" style:font-size-asian="24pt" style:font-weight-asian="bold" style:font-name-complex="Arial Unicode MS1" style:font-family-complex="'Arial Unicode MS'"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chapter">
      <style:paragraph-properties fo:margin-top="0.247cm" fo:margin-bottom="0.212cm" style:contextual-spacing="false"/>
      <style:text-properties style:font-name="Liberation Serif" fo:font-family="'Liberation Serif'" style:font-family-generic="roman" style:font-pitch="variable" fo:font-size="14pt" fo:font-weight="bold" style:font-name-asian="Songti SC" style:font-family-asian="'Songti SC'" style:font-family-generic-asian="system" style:font-pitch-asian="variable" style:font-size-asian="14pt" style:font-weight-asian="bold" style:font-name-complex="Arial Unicode MS1" style:font-family-complex="'Arial Unicode MS'"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chapter">
      <style:paragraph-properties fo:margin-top="0.353cm" fo:margin-bottom="0.212cm" style:contextual-spacing="false"/>
      <style:text-properties style:font-name="Liberation Serif" fo:font-family="'Liberation Serif'" style:font-family-generic="roman" style:font-pitch="variable" fo:font-size="18pt" fo:font-weight="bold" style:font-name-asian="Songti SC" style:font-family-asian="'Songti SC'" style:font-family-generic-asian="system" style:font-pitch-asian="variable" style:font-size-asian="18pt" style:font-weight-asian="bold" style:font-name-complex="Arial Unicode MS1" style:font-family-complex="'Arial Unicode MS'"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nternet_20_link" style:display-name="Internet link" style:family="text">
      <style:text-properties fo:color="#000080" loext:opacity="100%" style:text-underline-style="solid" style:text-underline-width="auto" style:text-underline-color="font-color"/>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creation-date>2025-03-12T15:34:36.561845000</meta:creation-date>
    <dc:date>2025-03-13T17:44:47.938235000</dc:date>
    <meta:editing-duration>PT48M34S</meta:editing-duration>
    <meta:editing-cycles>2</meta:editing-cycles>
    <meta:generator>LibreOffice/25.2.0.3$MacOSX_X86_64 LibreOffice_project/e1cf4a87eb02d755bce1a01209907ea5ddc8f069</meta:generator>
    <meta:document-statistic meta:table-count="0" meta:image-count="4" meta:object-count="0" meta:page-count="16" meta:paragraph-count="178" meta:word-count="6518" meta:character-count="42117" meta:non-whitespace-character-count="33354"/>
  </office:meta>
</office:document-meta>
</file>